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38%" fo:text-align="justify" style:justify-single-word="false" fo:text-indent="1.27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line-height="138%" fo:text-align="justify" style:justify-single-word="false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38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cm" fo:margin-right="0cm" fo:line-height="138%" fo:text-align="justify" style:justify-single-word="false" fo:text-indent="1.27cm" style:auto-text-indent="false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Heading_20_2">
      <style:paragraph-properties fo:line-height="115%" fo:text-align="justify" style:justify-single-word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TOM</text:p>
      <text:p text:style-name="P3"/>
      <text:p text:style-name="P1">Nie sądziłem, że spodoba mi się odcinek o CMC, w dodatku taki, w którym główną rolę odgrywa klaczka, która z całej Ligii Krzyżowców zajmuje u mnie ostatnią lokatę. A tu proszę, jakie miłe zaskoczenie na domknięcie "Trylogii Snów".</text:p>
      <text:p text:style-name="P1">Pierwsza część odcinka kojarzyła mi się z „Pogromcami Duchów”, druga oczywiście z Incepcją. Scena z jajem mnie rozłożyła, scena z Pinkie rozłożyła mnie jeszcze bardziej. Fajne nawiązanie do "Twilight Time", majestatyczne wejście Luny i nade wszystko dobry morał. Oraz Scoot ogarniająca Matrixa, kiedy się dowiedziała, że to sen. 8/10</text:p>
      <text:p text:style-name="P1"/>
      <text:p text:style-name="P1"><text:span text:style-name="T1">Dolar84</text:span></text:p>
      <text:p text:style-name="P2"/>
      <text:p text:style-name="P1">Podobnie jak u aTOMa, widząc, że będę miał do czynienia z trzema klaczkami apokalipsy (i listem od brakującej plagi), nie byłem zbyt zadowolony. Jednak już po chwili teksty Sweetie Bric… znaczy Belle nastroiły mnie optymistycznie, a dalsza część była tylko lepsza. Po raz kolejny muszę się zgodzić z moim przedmówcą – „Pogromcy Duchów” zdecydowanie nasuwali się na myśl. Scena <text:span text:style-name="T2">à la „Dzień Niepodległości” również wywołała radosne parsknięcie. Jednak jeżeli chodzi o zauważone (lub wyimaginowane) nawiązania, to zdecydowana palma pierwszeństwa należy się Księżniczce Lunie za jej tekst rodem ze „Stargate SG-1”. W sumie sama koncepcja odcinka idealnie nawiązuje do jednego z odcinków wspomnianego serialu. Sama historia? Przyjemna i lekka w odbiorze, jednak nie nazwałabym tego odcinka wybitnym. Jedynie bardzo dobrym.</text:span></text:p>
      <text:p text:style-name="P4"/>
      <text:p text:style-name="P6">OneTwo</text:p>
      <text:p text:style-name="P6"/>
      <text:p text:style-name="P5">Odcinki z CMC zawsze wypadają gorzej, jednak tutaj dostaliśmy coś naprawdę solidnego. Scenarzyści tym razem bawią się konceptem snów, co chwilę starając się nas zaskoczyć, <text:s/>nawiązując przy okazji do kultowej „Incepcji”. Wypada to bardzo dobrze, a sama fabuła porusza istotny temat uroczych znaczków, rozbudowując taboretowe uniwersum o kilka faktów. Humor na plus, a scenę z ocenianiem Sweetie Belle zapamiętam na długo. Jestem ciekaw, jaka będzie kontynuacja trylogii snów, bo coś czuję, że księżniczka Luna nie na darmo edukowała młode klaczki.</text:p>
      <text:p text:style-name="P5"/>
      <text:p text:style-name="P5"><text:span text:style-name="T1">Macter4</text:span></text:p>
      <text:p text:style-name="P5">Poniekąd znalazłem wspólny język z odcinkiem, bo znam 2 osoby, które wyłamywały się z rodzinnej tradycji i miały nie lada zagwostkę, jak to będzie w przyszłości. Odcinek jest dość przewidywalny i nietrudno zgadywać niektóre jego elementy. Co nie ujmuje mu zabawności. Zdecydowanie podoba mi się uzasadnienie, z kim walczy Apple Bloom. W tym wypadku można było dać różne teorie, ale przedstawienie wytłumaczenia w taki prosty sposób jest zdecydowanie na plus. Odcinek jest definitywnie dobry.</text:p>
      <text:p text:style-name="P5"><text:soft-page-break/></text:p>
      <text:h text:style-name="P10" text:outline-level="10"><text:bookmark text:name="h.iyqv9h7my458"/>Cahan</text:h>
      <text:p text:style-name="P5">Odcinek o jednej z moich znienawidzonych postaci? Niemiło. Chociaż… Generalnie nie było źle, na początku nawet się ubawiłam, ale ponieważ od początku domyśliłam się, że to sen – Geralt od świetlików bierze klaczkę niespodziankę uczyć zawodu tak z zadu… No sorry, tylko ślepy by nie zauważył, że to tylko nocna mara. Plusy za nieco humoru i Lunę oraz to, że CMC sobie uświadamiają, że być może ich znaczki ich nie zadowolą – bo kto by chciał mieć na boku brudne majtki albo mopa? Daję okejkę, ale bez szaleństw.</text:p>
      <text:p text:style-name="P5"/>
      <text:p text:style-name="P9">SPIDIvonMARDER</text:p>
      <text:p text:style-name="P5">To będzie jeden z moich ulubionych odcinków, nie tylko dzięki kolejnej edycji układu „serial dorasta razem z czytelnikami”. Było i śmiesznie, i strasznie, a przede wszystkim bardzo madrze, a to pozwala docenić głębię fabularną. Uwielbiam klimaty romantyczne, a więc wędrówki senne i wszelkie motywy lunarne, więc cieszę się, że twórcy to eksploatują. Aż żal, że Celestia nie może doczekać się swojego odcinka.</text:p>
      <text:p text:style-name="P5">Osobiście uznałbym odcinek za dośc przerażający. Szczególnie poprzez motyw wykluczenia z rodziny… to jest autentycznie niebezpieczne. Jako dziecko bardzo się bałem podobnych wątków w kreskówkach czy książkach.</text:p>
      <text:p text:style-name="P5">No i Babs dostała znaczek! To popycha ten wózek do przod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5-12T00:49:07</dc:date>
    <meta:editing-duration>PT12M58S</meta:editing-duration>
    <meta:document-statistic meta:table-count="0" meta:image-count="0" meta:object-count="0" meta:page-count="2" meta:paragraph-count="15" meta:word-count="551" meta:character-count="3646" meta:non-whitespace-character-count="3106"/>
  </office:meta>
</office:document-meta>
</file>